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fo:border="0.74pt solid 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6"/>
          <table:table-cell table:number-columns-repeated="4"/>
          <table:table-cell table:style-name="Default"/>
          <table:table-cell table:number-columns-repeated="2"/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10" office:value-type="string" calcext:value-type="string">
            <text:p>Loc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S(i)</text:p>
          </table:table-cell>
          <table:table-cell table:style-name="ce1" office:value-type="string" calcext:value-type="string">
            <text:p>TE(i)</text:p>
          </table:table-cell>
          <table:table-cell table:style-name="ce1" office:value-type="string" calcext:value-type="string">
            <text:p>g(i)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]-[.E3]" office:value-type="float" office:value="-1" calcext:value-type="float">
            <text:p>-1</text:p>
          </table:table-cell>
          <table:table-cell table:number-columns-repeated="4"/>
          <table:table-cell table:style-name="Default"/>
          <table:table-cell table:number-columns-repeated="4"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 text:c="3"/>-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string" calcext:value-type="string">
            <text:p>Cell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4]-[.E4]" office:value-type="float" office:value="-2" calcext:value-type="float">
            <text:p>-2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| <text:s/>|</text:p>
          </table:table-cell>
          <table:table-cell office:value-type="string" calcext:value-type="string">
            <text:p>---|</text:p>
          </table:table-cell>
          <table:table-cell office:value-type="string" calcext:value-type="string">
            <text:p><text:s text:c="2"/>|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5]-[.E5]" office:value-type="float" office:value="-2" calcext:value-type="float">
            <text:p>-2</text:p>
          </table:table-cell>
          <table:table-cell table:number-columns-repeated="4"/>
          <table:table-cell table:style-name="Default"/>
          <table:table-cell table:number-columns-repeated="2"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| <text:s/>|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6]-[.E6]" office:value-type="float" office:value="-2" calcext:value-type="float">
            <text:p>-2</text:p>
          </table:table-cell>
          <table:table-cell table:number-columns-repeated="4"/>
          <table:table-cell table:style-name="Default"/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7]-[.E7]" office:value-type="float" office:value="-2" calcext:value-type="float">
            <text:p>-2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<text:s text:c="2"/>|-</text:p>
          </table:table-cell>
          <table:table-cell office:value-type="string" calcext:value-type="string">
            <text:p>---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G1(1) = </text:p>
          </table:table-cell>
          <table:table-cell table:style-name="ce4" office:value-type="float" office:value="-1" calcext:value-type="float">
            <text:p>-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2">
            <text:p>Cell</text:p>
          </table:table-cell>
          <table:table-cell table:style-name="ce1" office:value-type="string" calcext:value-type="string" table:number-columns-spanned="2" table:number-rows-spanned="1">
            <text:p>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q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</text:p>
          </table:table-cell>
          <table:covered-table-cell table:style-name="ce1"/>
          <table:table-cell table:style-name="ce2" office:value-type="string" calcext:value-type="string" table:number-columns-spanned="1" table:number-rows-spanned="2">
            <text:p>Gain</text:p>
          </table:table-cell>
          <table:table-cell table:number-columns-repeated="3"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 text:c="3"/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covered-table-cell table:style-name="ce5"/>
          <table:table-cell table:number-columns-repeated="3"/>
          <table:table-cell office:value-type="string" calcext:value-type="string">
            <text:p>| <text:s/>|</text:p>
          </table:table-cell>
          <table:table-cell office:value-type="string" calcext:value-type="string">
            <text:p>---|</text:p>
          </table:table-cell>
          <table:table-cell office:value-type="string" calcext:value-type="string">
            <text:p><text:s text:c="2"/>|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formula="of:=IF([.B13]=1;1;0)+IF([.D13]=1;1;0)+IF([.F13]=1;1;0)+IF([.H13]=1;1;0)+IF([.J13]=1;1;0)+IF([.C13]=0;-1;0)+IF([.E13]=0;-1;0)+IF([.G13]=0;-1;0)+IF([.I13]=0;-1;0)+IF([.K13]=0;-1;0)" office:value-type="float" office:value="-1" calcext:value-type="float">
            <text:p>-1</text:p>
          </table:table-cell>
          <table:table-cell office:value-type="string" calcext:value-type="string">
            <text:p>2.2&lt;8&lt;12.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| <text:s/>|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formula="of:=IF([.B14]=1;1;0)+IF([.D14]=1;1;0)+IF([.F14]=1;1;0)+IF([.H14]=1;1;0)+IF([.J14]=1;1;0)+IF([.C14]=0;-1;0)+IF([.E14]=0;-1;0)+IF([.G14]=0;-1;0)+IF([.I14]=0;-1;0)+IF([.K14]=0;-1;0)" office:value-type="float" office:value="-1" calcext:value-type="float">
            <text:p>-1</text:p>
          </table:table-cell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IF([.B15]=1;1;0)+IF([.D15]=1;1;0)+IF([.F15]=1;1;0)+IF([.H15]=1;1;0)+IF([.J15]=1;1;0)+IF([.C15]=0;-1;0)+IF([.E15]=0;-1;0)+IF([.G15]=0;-1;0)+IF([.I15]=0;-1;0)+IF([.K15]=0;-1;0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<text:s text:c="2"/>|-</text:p>
          </table:table-cell>
          <table:table-cell office:value-type="string" calcext:value-type="string">
            <text:p>----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IF([.B16]=1;1;0)+IF([.D16]=1;1;0)+IF([.F16]=1;1;0)+IF([.H16]=1;1;0)+IF([.J16]=1;1;0)+IF([.C16]=0;-1;0)+IF([.E16]=0;-1;0)+IF([.G16]=0;-1;0)+IF([.I16]=0;-1;0)+IF([.K16]=0;-1;0)"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formula="of:=IF([.B17]=1;1;0)+IF([.D17]=1;1;0)+IF([.F17]=1;1;0)+IF([.H17]=1;1;0)+IF([.J17]=1;1;0)+IF([.C17]=0;-1;0)+IF([.E17]=0;-1;0)+IF([.G17]=0;-1;0)+IF([.I17]=0;-1;0)+IF([.K17]=0;-1;0)" office:value-type="float" office:value="1" calcext:value-type="float">
            <text:p>1</text:p>
          </table:table-cell>
          <table:table-cell office:value-type="string" calcext:value-type="string">
            <text:p>2.2&lt;15&lt;12.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2(2) =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2">
            <text:p>Cell</text:p>
          </table:table-cell>
          <table:table-cell table:style-name="ce1" office:value-type="string" calcext:value-type="string" table:number-columns-spanned="2" table:number-rows-spanned="1">
            <text:p>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q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</text:p>
          </table:table-cell>
          <table:covered-table-cell table:style-name="ce1"/>
          <table:table-cell table:style-name="ce2" office:value-type="string" calcext:value-type="string" table:number-columns-spanned="1" table:number-rows-spanned="2">
            <text:p>Gain</text:p>
          </table:table-cell>
          <table:table-cell table:number-columns-repeated="3"/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 text:c="3"/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covered-table-cell table:style-name="ce5"/>
          <table:table-cell table:number-columns-repeated="3"/>
          <table:table-cell office:value-type="string" calcext:value-type="string">
            <text:p>| <text:s/>|</text:p>
          </table:table-cell>
          <table:table-cell office:value-type="string" calcext:value-type="string">
            <text:p>---|</text:p>
          </table:table-cell>
          <table:table-cell office:value-type="string" calcext:value-type="string">
            <text:p><text:s text:c="2"/>|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formula="of:=IF([.B22]=1;1;0)+IF([.D22]=1;1;0)+IF([.F22]=1;1;0)+IF([.H22]=1;1;0)+IF([.J22]=1;1;0)+IF([.C22]=0;-1;0)+IF([.E22]=0;-1;0)+IF([.G22]=0;-1;0)+IF([.I22]=0;-1;0)+IF([.K22]=0;-1;0)" office:value-type="float" office:value="1" calcext:value-type="float">
            <text:p>1</text:p>
          </table:table-cell>
          <table:table-cell office:value-type="string" calcext:value-type="string">
            <text:p>2.2&lt;4&lt;12.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| <text:s/>|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IF([.B23]=1;1;0)+IF([.D23]=1;1;0)+IF([.F23]=1;1;0)+IF([.H23]=1;1;0)+IF([.J23]=1;1;0)+IF([.C23]=0;-1;0)+IF([.E23]=0;-1;0)+IF([.G23]=0;-1;0)+IF([.I23]=0;-1;0)+IF([.K23]=0;-1;0)" office:value-type="float" office:value="-1" calcext:value-type="float">
            <text:p>-1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IF([.B24]=1;1;0)+IF([.D24]=1;1;0)+IF([.F24]=1;1;0)+IF([.H24]=1;1;0)+IF([.J24]=1;1;0)+IF([.C24]=0;-1;0)+IF([.E24]=0;-1;0)+IF([.G24]=0;-1;0)+IF([.I24]=0;-1;0)+IF([.K24]=0;-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<text:s text:c="2"/>|-</text:p>
          </table:table-cell>
          <table:table-cell office:value-type="string" calcext:value-type="string">
            <text:p>----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formula="of:=IF([.B25]=1;1;0)+IF([.D25]=1;1;0)+IF([.F25]=1;1;0)+IF([.H25]=1;1;0)+IF([.J25]=1;1;0)+IF([.C25]=0;-1;0)+IF([.E25]=0;-1;0)+IF([.G25]=0;-1;0)+IF([.I25]=0;-1;0)+IF([.K25]=0;-1;0)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G3(3) =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2">
            <text:p>Cell</text:p>
          </table:table-cell>
          <table:table-cell table:style-name="ce1" office:value-type="string" calcext:value-type="string" table:number-columns-spanned="2" table:number-rows-spanned="1">
            <text:p>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q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</text:p>
          </table:table-cell>
          <table:covered-table-cell table:style-name="ce1"/>
          <table:table-cell table:style-name="ce2" office:value-type="string" calcext:value-type="string" table:number-columns-spanned="1" table:number-rows-spanned="2">
            <text:p>Gain</text:p>
          </table:table-cell>
          <table: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<text:s text:c="3"/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covered-table-cell table:style-name="ce5"/>
          <table:table-cell table:number-columns-repeated="3"/>
          <table:table-cell office:value-type="string" calcext:value-type="string">
            <text:p>| <text:s/>|</text:p>
          </table:table-cell>
          <table:table-cell office:value-type="string" calcext:value-type="string">
            <text:p>---|</text:p>
          </table:table-cell>
          <table:table-cell office:value-type="string" calcext:value-type="string">
            <text:p><text:s text:c="2"/>|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IF([.B30]=1;1;0)+IF([.D30]=1;1;0)+IF([.F30]=1;1;0)+IF([.H30]=1;1;0)+IF([.J30]=1;1;0)+IF([.C30]=0;-1;0)+IF([.E30]=0;-1;0)+IF([.G30]=0;-1;0)+IF([.I30]=0;-1;0)+IF([.K30]=0;-1;0)" office:value-type="float" office:value="0" calcext:value-type="float">
            <text:p>0</text:p>
          </table:table-cell>
          <table:table-cell office:value-type="string" calcext:value-type="string">
            <text:p>2.2&lt;3&lt;12.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| <text:s/>|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IF([.B31]=1;1;0)+IF([.D31]=1;1;0)+IF([.F31]=1;1;0)+IF([.H31]=1;1;0)+IF([.J31]=1;1;0)+IF([.C31]=0;-1;0)+IF([.E31]=0;-1;0)+IF([.G31]=0;-1;0)+IF([.I31]=0;-1;0)+IF([.K31]=0;-1;0)" office:value-type="float" office:value="0" calcext:value-type="float">
            <text:p>0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formula="of:=IF([.B32]=1;1;0)+IF([.D32]=1;1;0)+IF([.F32]=1;1;0)+IF([.H32]=1;1;0)+IF([.J32]=1;1;0)+IF([.C32]=0;-1;0)+IF([.E32]=0;-1;0)+IF([.G32]=0;-1;0)+IF([.I32]=0;-1;0)+IF([.K32]=0;-1;0)"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<text:s text:c="2"/>|-</text:p>
          </table:table-cell>
          <table:table-cell office:value-type="string" calcext:value-type="string">
            <text:p>----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G4(4) =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2">
            <text:p>Cell</text:p>
          </table:table-cell>
          <table:table-cell table:style-name="ce1" office:value-type="string" calcext:value-type="string" table:number-columns-spanned="2" table:number-rows-spanned="1">
            <text:p>m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q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</text:p>
          </table:table-cell>
          <table:covered-table-cell table:style-name="ce1"/>
          <table:table-cell table:style-name="ce2" office:value-type="string" calcext:value-type="string" table:number-columns-spanned="1" table:number-rows-spanned="2">
            <text:p>Gain</text:p>
          </table:table-cell>
          <table:table-cell table:number-columns-repeated="3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<text:s text:c="3"/>-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covered-table-cell table:style-name="ce5"/>
          <table:table-cell table:number-columns-repeated="3"/>
          <table:table-cell office:value-type="string" calcext:value-type="string">
            <text:p>| <text:s/>|</text:p>
          </table:table-cell>
          <table:table-cell office:value-type="string" calcext:value-type="string">
            <text:p>---|</text:p>
          </table:table-cell>
          <table:table-cell office:value-type="string" calcext:value-type="string">
            <text:p><text:s text:c="2"/>|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table:formula="of:=IF([.B37]=1;1;0)+IF([.D37]=1;1;0)+IF([.F37]=1;1;0)+IF([.H37]=1;1;0)+IF([.J37]=1;1;0)+IF([.C37]=0;-1;0)+IF([.E37]=0;-1;0)+IF([.G37]=0;-1;0)+IF([.I37]=0;-1;0)+IF([.K37]=0;-1;0)" office:value-type="float" office:value="2" calcext:value-type="float">
            <text:p>2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| <text:s/>|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formula="of:=IF([.B38]=1;1;0)+IF([.D38]=1;1;0)+IF([.F38]=1;1;0)+IF([.H38]=1;1;0)+IF([.J38]=1;1;0)+IF([.C38]=0;-1;0)+IF([.E38]=0;-1;0)+IF([.G38]=0;-1;0)+IF([.I38]=0;-1;0)+IF([.K38]=0;-1;0)" office:value-type="float" office:value="-1" calcext:value-type="float">
            <text:p>-1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<text:s text:c="2"/>|-</text:p>
          </table:table-cell>
          <table:table-cell office:value-type="string" calcext:value-type="string">
            <text:p>----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/>
          <table:table-cell/>
          <table:table-cell table:style-name="ce6" office:value-type="string" calcext:value-type="string" table:number-columns-spanned="9" table:number-rows-spanned="1">
            <text:p>At this point, can’t move 5 or 6 or would lose balance factor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5:20:04.393611965</meta:creation-date>
    <dc:date>2022-09-27T15:51:04.087622954</dc:date>
    <meta:editing-duration>PT8M48S</meta:editing-duration>
    <meta:editing-cycles>1</meta:editing-cycles>
    <meta:document-statistic meta:table-count="1" meta:cell-count="378" meta:object-count="0"/>
    <meta:generator>LibreOffice/7.3.5.2$Linux_X86_64 LibreOffice_project/30$Build-2</meta:generator>
  </office:meta>
</office:document-meta>
</file>